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master-page-name="Standard">
      <style:paragraph-properties fo:line-height="115%" style:page-number="auto" fo:break-before="auto" fo:break-after="auto" style:writing-mode="lr-tb"/>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fo:font-size="10pt" fo:font-style="italic" style:font-size-asian="10pt" style:font-style-asian="italic" style:font-size-complex="10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a xlink:type="simple" xlink:href="http://1.fwcdn.pl/ph/70/19/637019/461943_2.1.jpg" text:style-name="Internet_20_link" text:visited-style-name="Visited_20_Internet_20_Link">http</text:a><text:a xlink:type="simple" xlink:href="http://1.fwcdn.pl/ph/70/19/637019/461943_2.1.jpg" text:style-name="Internet_20_link" text:visited-style-name="Visited_20_Internet_20_Link">://1.</text:a><text:a xlink:type="simple" xlink:href="http://1.fwcdn.pl/ph/70/19/637019/461943_2.1.jpg" text:style-name="Internet_20_link" text:visited-style-name="Visited_20_Internet_20_Link">fwcdn</text:a><text:a xlink:type="simple" xlink:href="http://1.fwcdn.pl/ph/70/19/637019/461943_2.1.jpg" text:style-name="Internet_20_link" text:visited-style-name="Visited_20_Internet_20_Link">.</text:a><text:a xlink:type="simple" xlink:href="http://1.fwcdn.pl/ph/70/19/637019/461943_2.1.jpg" text:style-name="Internet_20_link" text:visited-style-name="Visited_20_Internet_20_Link">pl</text:a><text:a xlink:type="simple" xlink:href="http://1.fwcdn.pl/ph/70/19/637019/461943_2.1.jpg" text:style-name="Internet_20_link" text:visited-style-name="Visited_20_Internet_20_Link">/</text:a><text:a xlink:type="simple" xlink:href="http://1.fwcdn.pl/ph/70/19/637019/461943_2.1.jpg" text:style-name="Internet_20_link" text:visited-style-name="Visited_20_Internet_20_Link">ph</text:a><text:a xlink:type="simple" xlink:href="http://1.fwcdn.pl/ph/70/19/637019/461943_2.1.jpg" text:style-name="Internet_20_link" text:visited-style-name="Visited_20_Internet_20_Link">/70/19/637019/461943_2.1.</text:a><text:a xlink:type="simple" xlink:href="http://1.fwcdn.pl/ph/70/19/637019/461943_2.1.jpg" text:style-name="Internet_20_link" text:visited-style-name="Visited_20_Internet_20_Link">jpg</text:a> </text:p>
      <text:p text:style-name="P1">(źródło: <text:a xlink:type="simple" xlink:href="http://www.filmweb.pl/film/Miasto+44-2014-637019/photos/461943" text:style-name="Internet_20_link" text:visited-style-name="Visited_20_Internet_20_Link">http</text:a><text:a xlink:type="simple" xlink:href="http://www.filmweb.pl/film/Miasto+44-2014-637019/photos/461943" text:style-name="Internet_20_link" text:visited-style-name="Visited_20_Internet_20_Link">://</text:a><text:a xlink:type="simple" xlink:href="http://www.filmweb.pl/film/Miasto+44-2014-637019/photos/461943" text:style-name="Internet_20_link" text:visited-style-name="Visited_20_Internet_20_Link">www</text:a><text:a xlink:type="simple" xlink:href="http://www.filmweb.pl/film/Miasto+44-2014-637019/photos/461943" text:style-name="Internet_20_link" text:visited-style-name="Visited_20_Internet_20_Link">.</text:a><text:a xlink:type="simple" xlink:href="http://www.filmweb.pl/film/Miasto+44-2014-637019/photos/461943" text:style-name="Internet_20_link" text:visited-style-name="Visited_20_Internet_20_Link">filmweb</text:a><text:a xlink:type="simple" xlink:href="http://www.filmweb.pl/film/Miasto+44-2014-637019/photos/461943" text:style-name="Internet_20_link" text:visited-style-name="Visited_20_Internet_20_Link">.</text:a><text:a xlink:type="simple" xlink:href="http://www.filmweb.pl/film/Miasto+44-2014-637019/photos/461943" text:style-name="Internet_20_link" text:visited-style-name="Visited_20_Internet_20_Link">pl</text:a><text:a xlink:type="simple" xlink:href="http://www.filmweb.pl/film/Miasto+44-2014-637019/photos/461943" text:style-name="Internet_20_link" text:visited-style-name="Visited_20_Internet_20_Link">/</text:a><text:a xlink:type="simple" xlink:href="http://www.filmweb.pl/film/Miasto+44-2014-637019/photos/461943" text:style-name="Internet_20_link" text:visited-style-name="Visited_20_Internet_20_Link">film</text:a><text:a xlink:type="simple" xlink:href="http://www.filmweb.pl/film/Miasto+44-2014-637019/photos/461943" text:style-name="Internet_20_link" text:visited-style-name="Visited_20_Internet_20_Link">/</text:a><text:a xlink:type="simple" xlink:href="http://www.filmweb.pl/film/Miasto+44-2014-637019/photos/461943" text:style-name="Internet_20_link" text:visited-style-name="Visited_20_Internet_20_Link">Miasto</text:a><text:a xlink:type="simple" xlink:href="http://www.filmweb.pl/film/Miasto+44-2014-637019/photos/461943" text:style-name="Internet_20_link" text:visited-style-name="Visited_20_Internet_20_Link">+44-2014-637019/</text:a><text:a xlink:type="simple" xlink:href="http://www.filmweb.pl/film/Miasto+44-2014-637019/photos/461943" text:style-name="Internet_20_link" text:visited-style-name="Visited_20_Internet_20_Link">photos</text:a><text:a xlink:type="simple" xlink:href="http://www.filmweb.pl/film/Miasto+44-2014-637019/photos/461943" text:style-name="Internet_20_link" text:visited-style-name="Visited_20_Internet_20_Link">/461943</text:a> )</text:p>
      <text:p text:style-name="P3"/>
      <text:p text:style-name="P2"><text:span text:style-name="T2">Będąc miłośnikiem drugiej wojny światowej w kontekście historyczno-taktycznym, zawsze uwielbiam łapać okazje do sprawdzenia, jak różnego rodzaju twórcy, w tym reżyserzy, radzą sobie z przedstawieniem realiów tego wielkiego konfliktu. Jak się to udało panu Janowi Komasie?</text:span></text:p>
      <text:p text:style-name="P3"/>
      <text:p text:style-name="P2">„Miasto 44” nie jest standardową kroniką Powstania Warszawskiego. Inność tej produkcji polega przede wszystkim na konwencji oraz sposobie przedstawienia wydarzeń. Głównym bohaterem jest nie bohaterski powstaniec, który, porzuciwszy wszystko, aż do ostatniej kropli krwi walczy za swoją ojczyznę, nie; choć do tego typu narracji przyzwyczaiły nas amerykańskie filmy wojenne, nasz rodzimy reżyser postanowił pójść nieco inną drogą. Przez to w produkcji uświadczymy o wiele więcej scen z cywilami niż z samymi bojownikami.</text:p>
      <text:p text:style-name="P2"/>
      <text:p text:style-name="P1"><text:span text:style-name="T3">O jedną Polskę...</text:span></text:p>
      <text:p text:style-name="P2"/>
      <text:p text:style-name="P2">Stefan, nasz główny bohater, to młody chłopak, na oko 19-21 lat, który musiał przejąć obowiązki po ojcu, poległym niecałe pięć lat wcześniej w kampanii wrześniowej. Codzienne rytuały oraz zapewnienie bezpieczeństwa i godnego życia matce i braciszkowi to dla niego najświętsza rzecz pod słońcem. Młodzieniec próbuje też znaleźć jako-taką pracę, żeby zapewnić im wszystkim godny byt. Wszystko jest fajnie i pięknie, dopóki nie zaczepia go jakaś dziewczyna, której wcześniej nawet nie znał.</text:p>
      <text:p text:style-name="P2"/>
      <text:p text:style-name="P2">Tutaj właściwie zaczyna się faktyczna akcja filmu. Jako że obejmuje on cały okres od sierpnia po końcówkę września (czyli praktycznie do ostatnich dni powstania), na wszystko musiało znaleźć się miejsce. Dlatego właśnie może wydawać się, że fabuła toczy się całkiem szybko, ale nawet mimo to umiejscowienie w czasie jest lepiej niż odpowiednie. I nawet jeśli widz może się zgubić w trakcie seansu, znaczy co było kiedy i dlaczego akurat tam, nie ma to tak dużej wagi dla samego filmu. Dlatego przydługawy wstęp nie zdążył mnie znudzić, a już zaczęło się główne widowisko: Powstanie.</text:p>
      <text:p text:style-name="P2"/>
      <text:p text:style-name="P2"><text:span text:style-name="T3">… Za dużo...</text:span></text:p>
      <text:p text:style-name="P2"/>
      <text:p text:style-name="P2">Przyznam szczerze, że przyjąłem sceptyczne nastawienie; spodziewałem się typowo zachodniego przedstawienia akcji. Toteż miłym zaskoczeniem było dla mnie to, że nawet w pierwszych dniach powstania nie pokazywano tylko żołnierzy polskich gromiących niemieckiego okupanta. Intensywność scen uwzględniających samych cywili, jeńców czy rannych była o wiele większa niż w jakiejkolwiek produkcji wojennej (nie licząc może „Black Hawk Down”, ale to jest film nieco innej kategorii). Mogło to spowodować lekki zawód tym, którzy spodziewali się przede wszystkim holywoodzkich wybuchów (zresztą i tu ich nie brakuje), nieustannych strzelanin i bohaterstwa, natomiast mi podobało się niezmiernie.</text:p>
      <text:p text:style-name="P2"/>
      <text:p text:style-name="P2"><text:soft-page-break/>Dalej sytuacja przedstawia się już tylko lepiej. Reżyser zadbał o to, by ikoniczne elementy i fakty dotyczące powstania zostały ujawnione, i to w bardzo realistyczny, a zarazem efektowny sposób. Dla entuzjastów drugiej wojny światowej nie będzie niespodzianką następstwo scen ze zwycięskim tłumem cywili podążającym obok, przed i za zdobycznym niemieckim czołgiem czy też nadejście posiłków w postaci rosyjskiego oddziału, ba – uwzględniono smaczki z pamiętników/dzienników cywili! Jednocześnie oprócz takich „perełek” pokazano też bardzo wiele z życia codziennego niewinnych, bezbronnych ludzi znajdujących się w samym środku piekła, które zostało rozpętane bez ich świadomości ani zgody. Wiele scen daje do myślenia na temat tego, co działo się w tamtych czasach.</text:p>
      <text:p text:style-name="P2"/>
      <text:p text:style-name="P2">Oczywiście nie mogło zabraknąć w produkcji wątku miłosnego. I to podwój… wróć, potrójnego! Problemy młodych bohaterów bardzo często wysuwane są tu na pierwszy plan, uświadamiając nam, że bohaterowie wciąż byli ludźmi takimi jak my. Na całe szczęście wątek miłosny nie był przesadzony, dzięki czemu nawet mi nie obrzydł (do czego tego typu motywy mają zwykle tendencję). Kolejny punkt dla pana Komasy.</text:p>
      <text:p text:style-name="P2"/>
      <text:p text:style-name="P2"><text:span text:style-name="T3">… w tej wojnie.*</text:span></text:p>
      <text:p text:style-name="P2"/>
      <text:p text:style-name="P2">Fabuła i realizm dają radę, a jak z innymi aspektami filmu? Z pewnością znajdzie się sporo kontrowersji, związanych chociażby ze słynną sceną erotyczną w akompaniamencie dubstepu, czy puszczaniem „Dziwny jest ten świat” pana Niemena w scenie niczym wyjętej z filmu o bohaterze biegnącym w trybie slow-mo. Przy takich momentach łapałem się za głowę i zastanawiałem, co do licha autor miał na myśli? Chciał przemówić do młodzieży, przybyłej zapewne z liceów i gimnazjów? Spróbować połączyć świat filmowy i świat realny za pomocą niekonwencjonalnych środków? Nie mam pojęcia. Podzielam jednak zdanie większości – wrzucanie tak niepasujących elementów było wielkim zgrzytem dla całokształtu. Niemniej jednak stwierdzam, że całość wygląda wcale nieźle i produkcja spokojnie mogłaby konkurować z innymi na arenie międzynarodowej.</text:p>
      <text:p text:style-name="P2"/>
      <text:p text:style-name="P2">Czy poleciłbym ten film? Oczywiście. Nawet pomimo małych nieścisłości fabularno-historycznych, tak małych, że nawet nie zwróciłem na nie uwagi w recenzji, oraz wielu kontrowersji, film ten jest jak najbardziej godny polecenia. Jeżeli szukasz ambitnej produkcji, która nie koncentruje się na samych walkach, a faktycznym obrazem cierpienia i rozpaczy powstańców oraz cywili, będzie to dobry wybór. Stawiam 8/10.</text:p>
      <text:p text:style-name="P2"/>
      <text:p text:style-name="P2"><text:span text:style-name="T4">*Andrzej Bobkowski, „Szkice piórkiem”</text:span></text:p>
      <text:p text:style-name="P2"><text:span text:style-name="T4">W komentarzu na rozpaczliwe wezwania powstańców i bezczynność aliantów.</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3-06T15:51:52.279000000</dc:date>
    <meta:editing-duration>PT14M13S</meta:editing-duration>
    <meta:document-statistic meta:table-count="0" meta:image-count="0" meta:object-count="0" meta:page-count="2" meta:paragraph-count="16" meta:word-count="732" meta:character-count="5217" meta:non-whitespace-character-count="4498"/>
  </office:meta>
</office:document-meta>
</file>